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1274" officeooo:paragraph-rsid="000a1274"/>
    </style:style>
    <style:style style:name="P2" style:family="paragraph" style:parent-style-name="Standard">
      <style:text-properties fo:color="#800000" officeooo:rsid="000a1274" officeooo:paragraph-rsid="000a1274"/>
    </style:style>
    <style:style style:name="P3" style:family="paragraph" style:parent-style-name="Standard">
      <style:text-properties fo:color="#990099" officeooo:rsid="000a1274" officeooo:paragraph-rsid="000a1274"/>
    </style:style>
    <style:style style:name="P4" style:family="paragraph" style:parent-style-name="Standard">
      <style:text-properties fo:color="#990099" officeooo:rsid="000a1274" officeooo:paragraph-rsid="000b5318"/>
    </style:style>
    <style:style style:name="P5" style:family="paragraph" style:parent-style-name="Standard">
      <style:text-properties fo:color="#990099" officeooo:rsid="000a1274" officeooo:paragraph-rsid="000b6030"/>
    </style:style>
    <style:style style:name="P6" style:family="paragraph" style:parent-style-name="Standard">
      <style:text-properties fo:color="#990099" officeooo:rsid="000b5318" officeooo:paragraph-rsid="000b5318"/>
    </style:style>
    <style:style style:name="P7" style:family="paragraph" style:parent-style-name="Standard">
      <style:text-properties fo:color="#000000" officeooo:rsid="000a1274" officeooo:paragraph-rsid="000a1274"/>
    </style:style>
    <style:style style:name="P8" style:family="paragraph" style:parent-style-name="Standard">
      <style:text-properties fo:color="#000000" officeooo:rsid="000b5318" officeooo:paragraph-rsid="000b5318"/>
    </style:style>
    <style:style style:name="P9" style:family="paragraph" style:parent-style-name="Standard">
      <style:text-properties fo:color="#000000" officeooo:rsid="000b5318" officeooo:paragraph-rsid="000b6030"/>
    </style:style>
    <style:style style:name="P10" style:family="paragraph" style:parent-style-name="Standard">
      <style:text-properties fo:color="#000000" officeooo:rsid="000b6030" officeooo:paragraph-rsid="000b6030"/>
    </style:style>
    <style:style style:name="P11" style:family="paragraph" style:parent-style-name="Standard">
      <style:text-properties officeooo:rsid="000b5318" officeooo:paragraph-rsid="000b5318"/>
    </style:style>
    <style:style style:name="P12" style:family="paragraph" style:parent-style-name="Standard">
      <style:text-properties fo:color="#66ff66" officeooo:rsid="000b5318" officeooo:paragraph-rsid="000b5318"/>
    </style:style>
    <style:style style:name="T1" style:family="text">
      <style:text-properties fo:color="#990099"/>
    </style:style>
    <style:style style:name="T2" style:family="text">
      <style:text-properties fo:color="#990099" officeooo:rsid="000a1274"/>
    </style:style>
    <style:style style:name="T3" style:family="text">
      <style:text-properties officeooo:rsid="000b5318"/>
    </style:style>
    <style:style style:name="T4" style:family="text">
      <style:text-properties fo:color="#000000" officeooo:rsid="000a1274"/>
    </style:style>
    <style:style style:name="T5" style:family="text">
      <style:text-properties officeooo:rsid="000b6030"/>
    </style:style>
    <style:style style:name="T6" style:family="text">
      <style:text-properties fo:color="#66ff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rays – Theory</text:p>
      <text:p text:style-name="P1">Arrays are a handy way to store many variables of the same type. They work as an ordered list. It’s important to know that you can’t change the number of items stored inside the array once itìs initialized.</text:p>
      <text:p text:style-name="P8">You can think of any element of the array as a variable</text:p>
      <text:p text:style-name="P8"/>
      <text:p text:style-name="P2">Arrays – Practice</text:p>
      <text:p text:style-name="P1">To declare an array use the syntax</text:p>
      <text:p text:style-name="P3"/>
      <text:p text:style-name="P3">type[] arrayName;</text:p>
      <text:p text:style-name="P1"/>
      <text:p text:style-name="P1">It’s very similar to the declaration of a standard variable, but after the type you have to write []</text:p>
      <text:p text:style-name="P1">To initialize you can use any of those syntaxes</text:p>
      <text:p text:style-name="P3">arrayName = new type[N] {variable1, variable2, [...], variableN};</text:p>
      <text:p text:style-name="P3">arrayName = new type[] {variable1, variable2, [...], variableN};</text:p>
      <text:p text:style-name="P4">arrayName = {variable1, variable2, [...], variableN};</text:p>
      <text:p text:style-name="P4">arrayName = new type[N];</text:p>
      <text:p text:style-name="P11">The first 3 create an array containing N elements all defined by the values inside the curly brackets, separeted by commas. The last one just creates the array of size N, but doesn’t initialize the elements inside it. </text:p>
      <text:p text:style-name="P11">Remember that you can’t recall a variable until you have initialized it.</text:p>
      <text:p text:style-name="P1"/>
      <text:p text:style-name="P1">Now that we have declared our array, we wat to access those elements, to do so</text:p>
      <text:p text:style-name="P3">arrayName[index]</text:p>
      <text:p text:style-name="P7">The index insed the square brackets is the 0-based position of the element inside the array</text:p>
      <text:p text:style-name="P7">e.g.</text:p>
      <text:p text:style-name="P3">string[] fruits={“apple”,”peach”,”orange”};</text:p>
      <text:p text:style-name="P4">string apple = fruits[0]; //<text:span text:style-name="T3">the apple variable has the value “apple”</text:span></text:p>
      <text:p text:style-name="P3">string peach=fruits[1]; //<text:span text:style-name="T3">the peach variable has the value “peach”</text:span></text:p>
      <text:p text:style-name="P3">fruits[2] = “<text:span text:style-name="T3">pear</text:span>”; //<text:span text:style-name="T3">replaces orange with pear</text:span></text:p>
      <text:p text:style-name="P8">Lastly to get the number of elements inside an array just use the syntax</text:p>
      <text:p text:style-name="P6">arrayName.lenght</text:p>
      <text:p text:style-name="P6"><text:span text:style-name="T6"/></text:p>
      <text:p text:style-name="P12">REMEMBER THAT <text:span text:style-name="T5">ARRAYS ARE 0-BASED WHILE THE LENGTH IS 1-BASED, SO AN ARRAY CONTAINING 2 ELEMENTS HAS LENGTH 2, BUT YOU CAN RECALL INDEXES 0 AND 1</text:span></text:p>
      <text:p text:style-name="P12"/>
      <text:p text:style-name="P8">why are arrays useful? Why can’t you just use many variables? Well apart from the elegance of the array and the easiness of understanding of the code (that could be a good enough reason), you can iterate through a array.</text:p>
      <text:p text:style-name="P9">e.g.</text:p>
      <text:p text:style-name="P9"><text:span text:style-name="T2">string[] fruits={“apple”,”peach”,”orange”}; </text:span></text:p>
      <text:p text:style-name="P4">for (int i=0; i&lt;=fruits.length; i++){</text:p>
      <text:p text:style-name="P4"><text:tab/><text:span text:style-name="T5">Console.WriteLine(fruits[i] + “ is a fruit”);</text:span></text:p>
      <text:p text:style-name="P5">}</text:p>
      <text:p text:style-name="P9"/>
      <text:p text:style-name="P10">The for cycle will work no matter how many fruits we put inside the arra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09:42:55.281000000</meta:creation-date>
    <dc:date>2017-01-23T10:10:47.606000000</dc:date>
    <meta:editing-duration>PT4M1S</meta:editing-duration>
    <meta:editing-cycles>1</meta:editing-cycles>
    <meta:generator>LibreOffice/5.2.4.2$Windows_x86 LibreOffice_project/3d5603e1122f0f102b62521720ab13a38a4e0eb0</meta:generator>
    <meta:document-statistic meta:table-count="0" meta:image-count="0" meta:object-count="0" meta:page-count="1" meta:paragraph-count="32" meta:word-count="342" meta:character-count="2058" meta:non-whitespace-character-count="1743"/>
  </office:meta>
</office:document-meta>
</file>